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800000CAED842C88E0A8879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7.769cm" draw:z-index="0"><draw:image xlink:href="Pictures/100000010000080800000CAED842C88E0A8879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0:49:48.308621448</meta:creation-date>
    <dc:date>2023-07-06T10:50:21.104562287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4.2$Linux_X86_64 LibreOffice_project/50$Build-2</meta:generator>
  </office:meta>
</office:document-meta>
</file>